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.705cm" svg:height="1.85cm" draw:transform="rotate (-1.57079632679579) translate (5.665cm 3.825cm)">
            <text:p/>
            <draw:enhanced-geometry svg:viewBox="0 0 21600 21600" draw:glue-points="10800 0 ?f1 10800 0 21600 10800 21600 21600 21600 ?f7 10800" draw:text-areas="?f1 10800 ?f2 18000 ?f3 7200 ?f4 21600" draw:type="isosceles-triangle" draw:modifiers="10815.2470588235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" draw:text-style-name="P1" draw:layer="layout" svg:width="0.298cm" svg:height="1.64cm" svg:x="5.702cm" svg:y="3.8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" draw:text-style-name="P1" draw:layer="layout" svg:width="1.705cm" svg:height="1.85cm" draw:transform="rotate (-1.57079632679579) translate (17.702cm 3.639cm)">
          <text:p/>
          <draw:enhanced-geometry svg:viewBox="0 0 21600 21600" draw:glue-points="10800 0 ?f1 10800 0 21600 10800 21600 21600 21600 ?f7 10800" draw:text-areas="?f1 10800 ?f2 18000 ?f3 7200 ?f4 21600" draw:type="isosceles-triangle" draw:modifiers="10815.247058823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0.298cm" svg:height="1.64cm" svg:x="10.137cm" svg:y="3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0.298cm" svg:height="1.64cm" svg:x="10.77cm" svg:y="3.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4" draw:display-name="Gradient 4" draw:style="ellipsoid" draw:cx="40%" draw:cy="40%" draw:start-color="#ffff00" draw:end-color="#008000" draw:start-intensity="100%" draw:end-intensity="100%" draw:angle="900" draw:border="3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ven Zeil</meta:initial-creator>
    <meta:creation-date>2010-06-13T19:48:42</meta:creation-date>
    <dc:date>2010-06-13T21:03:08</dc:date>
    <dc:creator>Steven Zeil</dc:creator>
    <meta:editing-duration>PT01H14M27S</meta:editing-duration>
    <meta:editing-cycles>4</meta:editing-cycles>
    <meta:generator>OpenOffice.org/3.2$Linux OpenOffice.org_project/320m12$Build-9483</meta:generator>
    <meta:document-statistic meta:object-count="7"/>
  </office:meta>
</office:document-meta>
</file>